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officeooo:paragraph-rsid="000ee570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>
      <style:text-properties style:font-name="Arial1" officeooo:rsid="001244a2" officeooo:paragraph-rsid="001244a2"/>
    </style:style>
    <style:style style:name="P5" style:family="paragraph" style:parent-style-name="Text_20_body">
      <style:text-properties style:font-name="Arial1" officeooo:rsid="00150081" officeooo:paragraph-rsid="00150081"/>
    </style:style>
    <style:style style:name="P6" style:family="paragraph" style:parent-style-name="Text_20_body">
      <style:text-properties officeooo:rsid="00170f79" officeooo:paragraph-rsid="00170f79"/>
    </style:style>
    <style:style style:name="P7" style:family="paragraph" style:parent-style-name="Text_20_body">
      <style:text-properties officeooo:rsid="0017961f" officeooo:paragraph-rsid="0017961f"/>
    </style:style>
    <style:style style:name="P8" style:family="paragraph" style:parent-style-name="Heading_20_1">
      <style:text-properties officeooo:rsid="00170f79" officeooo:paragraph-rsid="00170f79"/>
    </style:style>
    <style:style style:name="P9" style:family="paragraph" style:parent-style-name="Heading_20_1">
      <style:text-properties officeooo:rsid="00155170" officeooo:paragraph-rsid="00155170"/>
    </style:style>
    <style:style style:name="P10" style:family="paragraph" style:parent-style-name="Heading_20_1">
      <style:text-properties officeooo:rsid="00189659" officeooo:paragraph-rsid="00189659"/>
    </style:style>
    <style:style style:name="P11" style:family="paragraph" style:parent-style-name="Heading_20_1">
      <style:paragraph-properties fo:break-before="page"/>
      <style:text-properties officeooo:rsid="00189659" officeooo:paragraph-rsid="00189659"/>
    </style:style>
    <style:style style:name="P12" style:family="paragraph" style:parent-style-name="Text_20_body">
      <style:text-properties style:font-name="Arial1" officeooo:rsid="00178913" officeooo:paragraph-rsid="00178913"/>
    </style:style>
    <style:style style:name="P13" style:family="paragraph" style:parent-style-name="Text_20_body">
      <style:text-properties officeooo:rsid="00189659" officeooo:paragraph-rsid="00189659"/>
    </style:style>
    <style:style style:name="P14" style:family="paragraph" style:parent-style-name="Text_20_body">
      <style:text-properties officeooo:paragraph-rsid="00189659"/>
    </style:style>
    <style:style style:name="P15" style:family="paragraph">
      <loext:graphic-properties draw:fill="none" draw:fill-color="#ffffff"/>
      <style:paragraph-properties style:writing-mode="lr-tb"/>
      <style:text-properties style:font-name="Arial1"/>
    </style:style>
    <style:style style:name="P16" style:family="paragraph">
      <loext:graphic-properties draw:fill-color="#f10d0c"/>
    </style:style>
    <style:style style:name="P17" style:family="paragraph">
      <style:paragraph-properties fo:margin-left="1.27cm" fo:margin-right="0cm" fo:text-indent="-0.635cm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Arial1" fo:font-size="12pt" style:font-size-asian="10pt"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Arial1" fo:font-size="10pt" style:font-size-asian="10pt" style:font-size-complex="10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666666" loext:opacity="100%" loext:color-lum-mod="100%" loext:color-lum-off="0%"/>
    </style:style>
    <style:style style:name="T1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8b94"/>
    </style:style>
    <style:style style:name="T5" style:family="text">
      <style:text-properties officeooo:rsid="0017961f"/>
    </style:style>
    <style:style style:name="T6" style:family="text">
      <style:text-properties officeooo:rsid="00189659"/>
    </style:style>
    <style:style style:name="T7" style:family="text">
      <style:text-properties style:font-name="Arial1"/>
    </style:style>
    <style:style style:name="T8" style:family="text">
      <style:text-properties style:font-name="Arial1" fo:font-size="12pt"/>
    </style:style>
    <style:style style:name="T9" style:family="text">
      <style:text-properties fo:color="#666666" loext:opacity="100%" style:font-name="Arial1" fo:font-size="10pt" style:font-size-asian="10pt" style:font-size-complex="10pt"/>
    </style:style>
    <style:style style:name="T10" style:family="text">
      <style:text-properties fo:color="#666666" loext:opacity="100%" style:font-name="Arial1" fo:font-size="10pt" style:font-size-asian="10pt" style:font-name-complex="Arial" style:font-size-complex="10pt"/>
    </style:style>
    <style:style style:name="T11" style:family="text">
      <style:text-properties fo:color="#666666" loext:opacity="100%"/>
    </style:style>
    <style:style style:name="gr1" style:family="graphic">
      <style:graphic-properties draw:stroke="none" svg:stroke-color="#000000" draw:fill="none" draw:fill-color="#ffffff" fo:min-height="1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10d0c" draw:textarea-horizontal-align="justify" draw:textarea-vertical-align="middle" draw:auto-grow-height="false" fo:min-height="20.292cm" fo:min-width="1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draw:custom-shape text:anchor-type="paragraph" draw:z-index="7" draw:name="Forme 2" draw:style-name="gr2" draw:text-style-name="P16" svg:width="1.398cm" svg:height="20.427cm" svg:x="0.118cm" svg:y="0.2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Title"><text:tab/><text:tab/><text:span text:style-name="T2">Traitement Image Distribue</text:span></text:p>
      <text:p text:style-name="Subtitle"><text:tab/><text:tab/><text:span text:style-name="T3">Rapport de projet</text:span></text:p>
      <text:p text:style-name="P4"/>
      <text:p text:style-name="P5"><draw:frame text:anchor-type="paragraph" draw:z-index="6" draw:name="Cadre de texte 2" draw:style-name="gr3" draw:text-style-name="P18" svg:width="5.568cm" svg:height="3.387cm" svg:x="7.124cm" svg:y="0.727cm"><draw:text-box><text:p><text:span text:style-name="T8">Projet réalisé par :</text:span></text:p><text:p text:style-name="P17"><text:span text:style-name="T8">- DUJARDIN Thao</text:span></text:p><text:p text:style-name="P17"><text:span text:style-name="T8">- HAREL Théo</text:span></text:p><text:p text:style-name="P17"><text:span text:style-name="T8">- LE GARS Félix</text:span></text:p><text:p text:style-name="P17"><text:span text:style-name="T8">- MANGEANT Thibault</text:span></text:p></draw:text-box></draw:frame><draw:frame text:anchor-type="paragraph" draw:z-index="8" draw:name="Cadre de texte 3" draw:style-name="gr1" draw:text-style-name="P15" svg:width="4.763cm" svg:height="1.184cm" svg:x="7.527cm" svg:y="9.32cm"><draw:text-box><text:p><text:span text:style-name="T7">Mercredi 19 Mars 2025</text:span></text:p></draw:text-box></draw:frame></text:p>
      <text:p text:style-name="P5"/>
      <text:p text:style-name="P5"/>
      <text:p text:style-name="P5"/>
      <text:h text:style-name="P11" text:outline-level="1" text:is-list-header="true">Présentation générale</text:h>
      <text:p text:style-name="P13">Le projet est fait en Java à l’aide des java socket, le but est de prendre une image la coupé en x colonnes et x lignes et de faire changer c’est sous-image en inversant ou permutant les couleurs de celle-ci.</text:p>
      <text:h text:style-name="P8" text:outline-level="1"><text:bookmark-start text:name="__RefHeading___Toc99_2682727458"/>Modèle de communication<text:bookmark-end text:name="__RefHeading___Toc99_2682727458"/></text:h>
      <text:p text:style-name="P6"><text:span text:style-name="T5">Le m</text:span>odèle TCP <text:span text:style-name="T5">est utilisé. On se sert</text:span><text:span text:style-name="T4"> </text:span><text:span text:style-name="T5">d</text:span><text:span text:style-name="T4">es ObjectStream</text:span><text:span text:style-name="T6">s</text:span><text:span text:style-name="T4"> pour s’envoyer les BufferedImage</text:span><text:span text:style-name="T6">s.</text:span></text:p>
      <text:h text:style-name="Heading_20_1" text:outline-level="1"><text:bookmark-start text:name="__RefHeading___Toc101_2682727458"/>Architecture<text:bookmark-end text:name="__RefHeading___Toc101_2682727458"/></text:h>
      <text:p text:style-name="P7">Le modèle MVC (Modèle-Vue-Controleur) est utilisé afin de séparer l’IHM et le métier.</text:p>
      <text:h text:style-name="P9" text:outline-level="1"><text:bookmark-start text:name="__RefHeading___Toc103_2682727458"/>Fonctionnement de l’application<text:bookmark-end text:name="__RefHeading___Toc103_2682727458"/></text:h>
      <text:p text:style-name="P12"><text:span text:style-name="T4">Le Master</text:span> donne <text:span text:style-name="T4">l’image à traiter</text:span> <text:span text:style-name="T4">à un Slave disponible. Ensuite le slave traite l’image avec inversion ou permutation et renvoie l’image traité au Master qui la renvoie à l’IHM pour être </text:span><text:span text:style-name="T6">actualiser l’affichage</text:span><text:span text:style-name="T4">.</text:span></text:p>
      <text:h text:style-name="P10" text:outline-level="1">Lancement de l’aplication</text:h>
      <text:p text:style-name="P14"><text:span text:style-name="T6">Le Master ce lance en exécutant le « run.sh » ou « run.bat » du projet git,<text:line-break/>pour la Slave il faut « javac Slave.java» puis l’exécuter en faisant «java Slave ‘ip du serveur’ 4444»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Arial1" fo:font-family="Arial" style:font-family-generic="swiss" style:font-pitch="variable" fo:font-size="10pt" officeooo:rsid="0018ed53" style:font-size-asian="10pt" style:font-size-complex="10pt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family-generic="swiss" style:font-pitch="variable" fo:font-size="28pt" fo:font-weight="bold" officeooo:rsid="001244a2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1" fo:font-family="Arial" style:font-family-generic="swiss" style:font-pitch="variable" fo:font-size="18pt" officeooo:rsid="001244a2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8pt" fo:font-weight="bold" officeooo:rsid="0015008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 style:writing-mode="lr-tb"/>
      <style:text-properties fo:color="#666666" loext:opacity="100%" loext:color-lum-mod="100%" loext:color-lum-off="0%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Arial1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officeooo:paragraph-rsid="000ee570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Arial1" fo:font-size="12pt" style:font-size-asian="10pt" style:font-size-complex="10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style:font-name="Arial1" fo:font-size="10pt" style:font-size-asian="10pt" style:font-size-complex="10pt"/>
    </style:style>
    <style:style style:name="MT3" style:family="text">
      <style:text-properties fo:color="#666666" loext:opacity="100%" style:font-name="Arial1" fo:font-size="10pt" style:font-size-asian="10pt" style:font-name-complex="Arial" style:font-size-complex="10pt"/>
    </style:style>
    <style:style style:name="MT4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M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Forme 1" draw:style-name="Mgr1" draw:text-style-name="MP3" svg:width="3.088cm" svg:height="1.95cm" svg:x="13.813cm" svg:y="-0.131cm"><draw:text-box><text:p text:style-name="MP2"><text:span text:style-name="MT1">Architecture Logicielle</text:span></text:p></draw:text-box></draw:frame><draw:frame text:anchor-type="paragraph" draw:z-index="3" draw:name="Cadre de texte 1" draw:style-name="Mgr2" draw:text-style-name="MP5" svg:width="5.525cm" svg:height="0.814cm" svg:x="6.495cm" svg:y="-0.088cm"><draw:text-box><text:p text:style-name="MP4"><text:span text:style-name="MT2">Rapport Projet Traitement </text:span><text:span text:style-name="MT2">Image Distribue</text:span></text:p></draw:text-box></draw:frame>IUT du Havre</text:p>
        <text:p text:style-name="Header">BUT Info – Année 2</text:p>
      </style:header>
      <style:footer>
        <text:p text:style-name="Footer"/>
        <text:p text:style-name="MP6"><draw:frame text:anchor-type="paragraph" draw:z-index="5" draw:name="Cadre de texte 4" draw:style-name="Mgr2" draw:text-style-name="MP7" svg:width="5.118cm" svg:height="0.814cm" svg:x="6.521cm" svg:y="-0.198cm"><draw:text-box><text:p text:style-name="MP4"><text:span text:style-name="MT2">Version 1 du </text:span><text:span text:style-name="MT3">2025-03-19</text:span></text:p><text:p text:style-name="MP4"><text:span text:style-name="MT3">Norme ISO-8601</text:span></text:p></draw:text-box></draw:frame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9:12:31.833000000</meta:creation-date>
    <dc:date>2025-03-31T08:37:41.394494963</dc:date>
    <meta:editing-duration>PT40M22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2" meta:paragraph-count="15" meta:word-count="162" meta:character-count="965" meta:non-whitespace-character-count="813"/>
  </office:meta>
</office:document-meta>
</file>